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eea" officeooo:paragraph-rsid="0000ce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the link to Joshua Mines Trello Page.</text:p>
      <text:p text:style-name="Standard"/>
      <text:p text:style-name="Standard">https://trello.com/b/dfWAFfvC/josh-sai-qa-la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1-06-21T15:44:13.395000000</dc:date>
    <meta:editing-duration>PT29S</meta:editing-duration>
    <meta:editing-cycles>1</meta:editing-cycles>
    <meta:document-statistic meta:table-count="0" meta:image-count="0" meta:object-count="0" meta:page-count="1" meta:paragraph-count="2" meta:word-count="10" meta:character-count="91" meta:non-whitespace-character-count="83"/>
  </office:meta>
</office:document-meta>
</file>